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1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31">
            <text:p>65031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31">
            <text:p>85031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31">
            <text:p>160031</text:p>
          </table:table-cell>
          <table:table-cell office:value-type="float" office:value="165031">
            <text:p>165031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16">
            <text:p>205016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31">
            <text:p>245031</text:p>
          </table:table-cell>
          <table:table-cell office:value-type="float" office:value="250000">
            <text:p>250000</text:p>
          </table:table-cell>
          <table:table-cell office:value-type="float" office:value="255016">
            <text:p>255016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16">
            <text:p>290016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87768.054581619">
            <text:p>187768,05458162</text:p>
          </table:table-cell>
          <table:table-cell table:number-columns-repeated="6" table:style-name="ce1" office:value-type="float" office:value="184604.840562342">
            <text:p>184604,84056234</text:p>
          </table:table-cell>
          <table:table-cell table:style-name="ce1" office:value-type="float" office:value="184224.792171861">
            <text:p>184224,79217186</text:p>
          </table:table-cell>
          <table:table-cell table:number-columns-repeated="5" table:style-name="ce1" office:value-type="float" office:value="183938.345672678">
            <text:p>183938,34567268</text:p>
          </table:table-cell>
          <table:table-cell table:style-name="ce1" office:value-type="float" office:value="183670.449072232">
            <text:p>183670,44907223</text:p>
          </table:table-cell>
          <table:table-cell table:number-columns-repeated="5" table:style-name="ce1" office:value-type="float" office:value="183304.151982552">
            <text:p>183304,15198255</text:p>
          </table:table-cell>
          <table:table-cell table:style-name="ce1" office:value-type="float" office:value="181229.079222357">
            <text:p>181229,07922236</text:p>
          </table:table-cell>
          <table:table-cell table:number-columns-repeated="3" table:style-name="ce1" office:value-type="float" office:value="180988.458213549">
            <text:p>180988,45821355</text:p>
          </table:table-cell>
          <table:table-cell table:style-name="ce1" office:value-type="float" office:value="180222.089805454">
            <text:p>180222,08980546</text:p>
          </table:table-cell>
          <table:table-cell table:style-name="ce1" office:value-type="float" office:value="179935.958418355">
            <text:p>179935,95841836</text:p>
          </table:table-cell>
          <table:table-cell table:style-name="ce1" office:value-type="float" office:value="176457.685564924">
            <text:p>176457,68556493</text:p>
          </table:table-cell>
          <table:table-cell table:number-columns-repeated="3" table:style-name="ce1" office:value-type="float" office:value="175967.125755255">
            <text:p>175967,12575526</text:p>
          </table:table-cell>
          <table:table-cell table:number-columns-repeated="2" table:style-name="ce1" office:value-type="float" office:value="175238.98935444">
            <text:p>175238,98935444</text:p>
          </table:table-cell>
          <table:table-cell table:number-columns-repeated="7" table:style-name="ce1" office:value-type="float" office:value="173335.134906872">
            <text:p>173335,13490687</text:p>
          </table:table-cell>
          <table:table-cell table:number-columns-repeated="6" table:style-name="ce1" office:value-type="float" office:value="173323.570745953">
            <text:p>173323,57074595</text:p>
          </table:table-cell>
          <table:table-cell table:style-name="ce1" office:value-type="float" office:value="173188.456359681">
            <text:p>173188,45635968</text:p>
          </table:table-cell>
          <table:table-cell table:style-name="ce1" office:value-type="float" office:value="171977.270690459">
            <text:p>171977,27069046</text:p>
          </table:table-cell>
          <table:table-cell table:number-columns-repeated="4" table:style-name="ce1" office:value-type="float" office:value="171666.985693725">
            <text:p>171666,98569373</text:p>
          </table:table-cell>
          <table:table-cell table:number-columns-repeated="9" table:style-name="ce1" office:value-type="float" office:value="171343.587908723">
            <text:p>171343,58790872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37">
            <text:p>137</text:p>
          </table:table-cell>
          <table:table-cell table:number-columns-repeated="6" office:value-type="float" office:value="274">
            <text:p>274</text:p>
          </table:table-cell>
          <table:table-cell office:value-type="float" office:value="1111">
            <text:p>1111</text:p>
          </table:table-cell>
          <table:table-cell table:number-columns-repeated="5" office:value-type="float" office:value="1241">
            <text:p>1241</text:p>
          </table:table-cell>
          <table:table-cell office:value-type="float" office:value="1898">
            <text:p>1898</text:p>
          </table:table-cell>
          <table:table-cell table:number-columns-repeated="5" office:value-type="float" office:value="1994">
            <text:p>1994</text:p>
          </table:table-cell>
          <table:table-cell office:value-type="float" office:value="2785">
            <text:p>2785</text:p>
          </table:table-cell>
          <table:table-cell table:number-columns-repeated="3" office:value-type="float" office:value="2845">
            <text:p>2845</text:p>
          </table:table-cell>
          <table:table-cell office:value-type="float" office:value="3399">
            <text:p>3399</text:p>
          </table:table-cell>
          <table:table-cell office:value-type="float" office:value="3430">
            <text:p>3430</text:p>
          </table:table-cell>
          <table:table-cell office:value-type="float" office:value="3686">
            <text:p>3686</text:p>
          </table:table-cell>
          <table:table-cell table:number-columns-repeated="3" office:value-type="float" office:value="3709">
            <text:p>3709</text:p>
          </table:table-cell>
          <table:table-cell table:number-columns-repeated="2" office:value-type="float" office:value="4150">
            <text:p>4150</text:p>
          </table:table-cell>
          <table:table-cell table:number-columns-repeated="7" office:value-type="float" office:value="4531">
            <text:p>4531</text:p>
          </table:table-cell>
          <table:table-cell table:number-columns-repeated="6" office:value-type="float" office:value="5418">
            <text:p>5418</text:p>
          </table:table-cell>
          <table:table-cell office:value-type="float" office:value="6359">
            <text:p>6359</text:p>
          </table:table-cell>
          <table:table-cell office:value-type="float" office:value="6451">
            <text:p>6451</text:p>
          </table:table-cell>
          <table:table-cell table:number-columns-repeated="4" office:value-type="float" office:value="6591">
            <text:p>6591</text:p>
          </table:table-cell>
          <table:table-cell table:number-columns-repeated="9" office:value-type="float" office:value="7186">
            <text:p>7186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87768.054581619">
            <text:p>187768,05458162</text:p>
          </table:table-cell>
          <table:table-cell table:number-columns-repeated="3" table:style-name="ce1" office:value-type="float" office:value="186477.154606485">
            <text:p>186477,15460649</text:p>
          </table:table-cell>
          <table:table-cell table:number-columns-repeated="3" table:style-name="ce1" office:value-type="float" office:value="185191.783859325">
            <text:p>185191,78385933</text:p>
          </table:table-cell>
          <table:table-cell table:number-columns-repeated="6" table:style-name="ce1" office:value-type="float" office:value="184224.792171861">
            <text:p>184224,79217186</text:p>
          </table:table-cell>
          <table:table-cell table:number-columns-repeated="6" table:style-name="ce1" office:value-type="float" office:value="183670.449072232">
            <text:p>183670,44907223</text:p>
          </table:table-cell>
          <table:table-cell table:style-name="ce1" office:value-type="float" office:value="181394.849825773">
            <text:p>181394,84982577</text:p>
          </table:table-cell>
          <table:table-cell table:number-columns-repeated="2" table:style-name="ce1" office:value-type="float" office:value="181972.918016847">
            <text:p>181972,91801685</text:p>
          </table:table-cell>
          <table:table-cell table:style-name="ce1" office:value-type="float" office:value="181847.471374849">
            <text:p>181847,47137485</text:p>
          </table:table-cell>
          <table:table-cell table:style-name="ce1" office:value-type="float" office:value="180234.175946321">
            <text:p>180234,17594632</text:p>
          </table:table-cell>
          <table:table-cell table:style-name="ce1" office:value-type="float" office:value="181391.820225063">
            <text:p>181391,82022506</text:p>
          </table:table-cell>
          <table:table-cell table:style-name="ce1" office:value-type="float" office:value="176457.685564924">
            <text:p>176457,68556493</text:p>
          </table:table-cell>
          <table:table-cell table:style-name="ce1" office:value-type="float" office:value="175967.125755255">
            <text:p>175967,12575526</text:p>
          </table:table-cell>
          <table:table-cell table:style-name="ce1" office:value-type="float" office:value="178018.58547663">
            <text:p>178018,58547663</text:p>
          </table:table-cell>
          <table:table-cell table:style-name="ce1" office:value-type="float" office:value="176797.423055368">
            <text:p>176797,42305537</text:p>
          </table:table-cell>
          <table:table-cell table:number-columns-repeated="5" table:style-name="ce1" office:value-type="float" office:value="175238.98935444">
            <text:p>175238,98935444</text:p>
          </table:table-cell>
          <table:table-cell table:style-name="ce1" office:value-type="float" office:value="175201.789799718">
            <text:p>175201,78979972</text:p>
          </table:table-cell>
          <table:table-cell table:number-columns-repeated="3" table:style-name="ce1" office:value-type="float" office:value="173585.575055509">
            <text:p>173585,57505551</text:p>
          </table:table-cell>
          <table:table-cell table:number-columns-repeated="2" table:style-name="ce1" office:value-type="float" office:value="173323.570745953">
            <text:p>173323,57074595</text:p>
          </table:table-cell>
          <table:table-cell table:number-columns-repeated="4" table:style-name="ce1" office:value-type="float" office:value="173343.885517333">
            <text:p>173343,88551733</text:p>
          </table:table-cell>
          <table:table-cell table:style-name="ce1" office:value-type="float" office:value="173188.456359681">
            <text:p>173188,45635968</text:p>
          </table:table-cell>
          <table:table-cell table:style-name="ce1" office:value-type="float" office:value="171977.270690459">
            <text:p>171977,27069046</text:p>
          </table:table-cell>
          <table:table-cell table:number-columns-repeated="4" table:style-name="ce1" office:value-type="float" office:value="172397.650253054">
            <text:p>172397,65025305</text:p>
          </table:table-cell>
          <table:table-cell table:style-name="ce1" office:value-type="float" office:value="171769.681564713">
            <text:p>171769,68156471</text:p>
          </table:table-cell>
          <table:table-cell table:number-columns-repeated="8" table:style-name="ce1" office:value-type="float" office:value="173239.88608184">
            <text:p>173239,88608184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8">
            <text:p>138</text:p>
          </table:table-cell>
          <table:table-cell office:value-type="float" office:value="280">
            <text:p>280</text:p>
          </table:table-cell>
          <table:table-cell office:value-type="float" office:value="423">
            <text:p>423</text:p>
          </table:table-cell>
          <table:table-cell office:value-type="float" office:value="566">
            <text:p>566</text:p>
          </table:table-cell>
          <table:table-cell office:value-type="float" office:value="709">
            <text:p>709</text:p>
          </table:table-cell>
          <table:table-cell office:value-type="float" office:value="851">
            <text:p>851</text:p>
          </table:table-cell>
          <table:table-cell office:value-type="float" office:value="993">
            <text:p>993</text:p>
          </table:table-cell>
          <table:table-cell office:value-type="float" office:value="1136">
            <text:p>1136</text:p>
          </table:table-cell>
          <table:table-cell office:value-type="float" office:value="1277">
            <text:p>1277</text:p>
          </table:table-cell>
          <table:table-cell office:value-type="float" office:value="1418">
            <text:p>1418</text:p>
          </table:table-cell>
          <table:table-cell office:value-type="float" office:value="1561">
            <text:p>1561</text:p>
          </table:table-cell>
          <table:table-cell office:value-type="float" office:value="1704">
            <text:p>1704</text:p>
          </table:table-cell>
          <table:table-cell office:value-type="float" office:value="1846">
            <text:p>1846</text:p>
          </table:table-cell>
          <table:table-cell office:value-type="float" office:value="1987">
            <text:p>1987</text:p>
          </table:table-cell>
          <table:table-cell office:value-type="float" office:value="2128">
            <text:p>2128</text:p>
          </table:table-cell>
          <table:table-cell office:value-type="float" office:value="2270">
            <text:p>2270</text:p>
          </table:table-cell>
          <table:table-cell office:value-type="float" office:value="2413">
            <text:p>2413</text:p>
          </table:table-cell>
          <table:table-cell office:value-type="float" office:value="2553">
            <text:p>2553</text:p>
          </table:table-cell>
          <table:table-cell office:value-type="float" office:value="2695">
            <text:p>2695</text:p>
          </table:table-cell>
          <table:table-cell office:value-type="float" office:value="2836">
            <text:p>2836</text:p>
          </table:table-cell>
          <table:table-cell office:value-type="float" office:value="2977">
            <text:p>2977</text:p>
          </table:table-cell>
          <table:table-cell office:value-type="float" office:value="3119">
            <text:p>3119</text:p>
          </table:table-cell>
          <table:table-cell office:value-type="float" office:value="3262">
            <text:p>3262</text:p>
          </table:table-cell>
          <table:table-cell office:value-type="float" office:value="3405">
            <text:p>3405</text:p>
          </table:table-cell>
          <table:table-cell office:value-type="float" office:value="3547">
            <text:p>3547</text:p>
          </table:table-cell>
          <table:table-cell office:value-type="float" office:value="3688">
            <text:p>3688</text:p>
          </table:table-cell>
          <table:table-cell office:value-type="float" office:value="3830">
            <text:p>3830</text:p>
          </table:table-cell>
          <table:table-cell office:value-type="float" office:value="3972">
            <text:p>3972</text:p>
          </table:table-cell>
          <table:table-cell office:value-type="float" office:value="4115">
            <text:p>4115</text:p>
          </table:table-cell>
          <table:table-cell office:value-type="float" office:value="4258">
            <text:p>4258</text:p>
          </table:table-cell>
          <table:table-cell office:value-type="float" office:value="4402">
            <text:p>4402</text:p>
          </table:table-cell>
          <table:table-cell office:value-type="float" office:value="4544">
            <text:p>4544</text:p>
          </table:table-cell>
          <table:table-cell office:value-type="float" office:value="4687">
            <text:p>4687</text:p>
          </table:table-cell>
          <table:table-cell office:value-type="float" office:value="4830">
            <text:p>4830</text:p>
          </table:table-cell>
          <table:table-cell office:value-type="float" office:value="4973">
            <text:p>4973</text:p>
          </table:table-cell>
          <table:table-cell office:value-type="float" office:value="5113">
            <text:p>5113</text:p>
          </table:table-cell>
          <table:table-cell office:value-type="float" office:value="5256">
            <text:p>5256</text:p>
          </table:table-cell>
          <table:table-cell office:value-type="float" office:value="5398">
            <text:p>5398</text:p>
          </table:table-cell>
          <table:table-cell office:value-type="float" office:value="5535">
            <text:p>5535</text:p>
          </table:table-cell>
          <table:table-cell office:value-type="float" office:value="5672">
            <text:p>5672</text:p>
          </table:table-cell>
          <table:table-cell office:value-type="float" office:value="5809">
            <text:p>5809</text:p>
          </table:table-cell>
          <table:table-cell office:value-type="float" office:value="5948">
            <text:p>5948</text:p>
          </table:table-cell>
          <table:table-cell office:value-type="float" office:value="6082">
            <text:p>6082</text:p>
          </table:table-cell>
          <table:table-cell office:value-type="float" office:value="6222">
            <text:p>6222</text:p>
          </table:table-cell>
          <table:table-cell office:value-type="float" office:value="6362">
            <text:p>6362</text:p>
          </table:table-cell>
          <table:table-cell office:value-type="float" office:value="6504">
            <text:p>6504</text:p>
          </table:table-cell>
          <table:table-cell office:value-type="float" office:value="6644">
            <text:p>6644</text:p>
          </table:table-cell>
          <table:table-cell office:value-type="float" office:value="6787">
            <text:p>6787</text:p>
          </table:table-cell>
          <table:table-cell office:value-type="float" office:value="6931">
            <text:p>6931</text:p>
          </table:table-cell>
          <table:table-cell office:value-type="float" office:value="7073">
            <text:p>7073</text:p>
          </table:table-cell>
          <table:table-cell office:value-type="float" office:value="7215">
            <text:p>7215</text:p>
          </table:table-cell>
          <table:table-cell office:value-type="float" office:value="7358">
            <text:p>7358</text:p>
          </table:table-cell>
          <table:table-cell office:value-type="float" office:value="7499">
            <text:p>7499</text:p>
          </table:table-cell>
          <table:table-cell office:value-type="float" office:value="7641">
            <text:p>7641</text:p>
          </table:table-cell>
          <table:table-cell office:value-type="float" office:value="7784">
            <text:p>7784</text:p>
          </table:table-cell>
          <table:table-cell office:value-type="float" office:value="7928">
            <text:p>7928</text:p>
          </table:table-cell>
          <table:table-cell office:value-type="float" office:value="8062">
            <text:p>8062</text:p>
          </table:table-cell>
          <table:table-cell office:value-type="float" office:value="8202">
            <text:p>8202</text:p>
          </table:table-cell>
          <table:table-cell office:value-type="float" office:value="8345">
            <text:p>8345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77388.266117452">
            <text:p>177388,27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29328673.9746128">
            <text:p>29328673,97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>
            <draw:frame table:end-cell-address="Hoja1.F26" table:end-x="0.803cm" table:end-y="0.167cm" draw:z-index="0" draw:style-name="gr1" svg:width="17.848cm" svg:height="6.986cm" svg:x="1.578cm" svg:y="0.407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28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28:4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849cm" svg:height="6.987cm" chart:class="chart:scatter" chart:style-name="ch1">
        <chart:title svg:x="7.879cm" svg:y="0.14cm" chart:style-name="ch2">
          <text:p>prueba # 7</text:p>
        </chart:title>
        <chart:legend chart:legend-position="end" svg:x="16.103cm" svg:y="3.186cm" chart:style-name="ch3"/>
        <chart:plot-area chart:style-name="ch4" table:cell-range-address="Hoja1.A1:Hoja1.BH2" chart:data-source-has-labels="column" svg:x="0.511cm" svg:y="0.782cm" svg:width="15.236cm" svg:height="5.988cm">
          <chart:axis chart:dimension="x" chart:name="primary-x" chart:style-name="ch5">
            <chart:title svg:x="7.886cm" svg:y="6.312cm" chart:style-name="ch6">
              <text:p>tiempo </text:p>
            </chart:title>
          </chart:axis>
          <chart:axis chart:dimension="y" chart:name="primary-y" chart:style-name="ch7">
            <chart:title svg:x="0.357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00">
                <text:p>25000</text:p>
              </table:table-cell>
              <table:table-cell office:value-type="float" office:value="30016">
                <text:p>30016</text:p>
              </table:table-cell>
              <table:table-cell office:value-type="float" office:value="35016">
                <text:p>35016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16">
                <text:p>60016</text:p>
              </table:table-cell>
              <table:table-cell office:value-type="float" office:value="65031">
                <text:p>65031</text:p>
              </table:table-cell>
              <table:table-cell office:value-type="float" office:value="70000">
                <text:p>70000</text:p>
              </table:table-cell>
              <table:table-cell office:value-type="float" office:value="75016">
                <text:p>75016</text:p>
              </table:table-cell>
              <table:table-cell office:value-type="float" office:value="80016">
                <text:p>80016</text:p>
              </table:table-cell>
              <table:table-cell office:value-type="float" office:value="85031">
                <text:p>85031</text:p>
              </table:table-cell>
              <table:table-cell office:value-type="float" office:value="90016">
                <text:p>90016</text:p>
              </table:table-cell>
              <table:table-cell office:value-type="float" office:value="95000">
                <text:p>95000</text:p>
              </table:table-cell>
              <table:table-cell office:value-type="float" office:value="100016">
                <text:p>100016</text:p>
              </table:table-cell>
              <table:table-cell office:value-type="float" office:value="105016">
                <text:p>105016</text:p>
              </table:table-cell>
              <table:table-cell office:value-type="float" office:value="110016">
                <text:p>110016</text:p>
              </table:table-cell>
              <table:table-cell office:value-type="float" office:value="115000">
                <text:p>115000</text:p>
              </table:table-cell>
              <table:table-cell office:value-type="float" office:value="120016">
                <text:p>120016</text:p>
              </table:table-cell>
              <table:table-cell office:value-type="float" office:value="125016">
                <text:p>125016</text:p>
              </table:table-cell>
              <table:table-cell office:value-type="float" office:value="130016">
                <text:p>130016</text:p>
              </table:table-cell>
              <table:table-cell office:value-type="float" office:value="135016">
                <text:p>135016</text:p>
              </table:table-cell>
              <table:table-cell office:value-type="float" office:value="140016">
                <text:p>140016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16">
                <text:p>155016</text:p>
              </table:table-cell>
              <table:table-cell office:value-type="float" office:value="160031">
                <text:p>160031</text:p>
              </table:table-cell>
              <table:table-cell office:value-type="float" office:value="165031">
                <text:p>165031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16">
                <text:p>180016</text:p>
              </table:table-cell>
              <table:table-cell office:value-type="float" office:value="185000">
                <text:p>185000</text:p>
              </table:table-cell>
              <table:table-cell office:value-type="float" office:value="190016">
                <text:p>190016</text:p>
              </table:table-cell>
              <table:table-cell office:value-type="float" office:value="195000">
                <text:p>195000</text:p>
              </table:table-cell>
              <table:table-cell office:value-type="float" office:value="200016">
                <text:p>200016</text:p>
              </table:table-cell>
              <table:table-cell office:value-type="float" office:value="205016">
                <text:p>205016</text:p>
              </table:table-cell>
              <table:table-cell office:value-type="float" office:value="210016">
                <text:p>210016</text:p>
              </table:table-cell>
              <table:table-cell office:value-type="float" office:value="215000">
                <text:p>215000</text:p>
              </table:table-cell>
              <table:table-cell office:value-type="float" office:value="220016">
                <text:p>220016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16">
                <text:p>240016</text:p>
              </table:table-cell>
              <table:table-cell office:value-type="float" office:value="245031">
                <text:p>245031</text:p>
              </table:table-cell>
              <table:table-cell office:value-type="float" office:value="250000">
                <text:p>250000</text:p>
              </table:table-cell>
              <table:table-cell office:value-type="float" office:value="255016">
                <text:p>255016</text:p>
              </table:table-cell>
              <table:table-cell office:value-type="float" office:value="260016">
                <text:p>260016</text:p>
              </table:table-cell>
              <table:table-cell office:value-type="float" office:value="265016">
                <text:p>265016</text:p>
              </table:table-cell>
              <table:table-cell office:value-type="float" office:value="270016">
                <text:p>270016</text:p>
              </table:table-cell>
              <table:table-cell office:value-type="float" office:value="275000">
                <text:p>275000</text:p>
              </table:table-cell>
              <table:table-cell office:value-type="float" office:value="280016">
                <text:p>280016</text:p>
              </table:table-cell>
              <table:table-cell office:value-type="float" office:value="285016">
                <text:p>285016</text:p>
              </table:table-cell>
              <table:table-cell office:value-type="float" office:value="290016">
                <text:p>290016</text:p>
              </table:table-cell>
              <table:table-cell office:value-type="float" office:value="295016">
                <text:p>295016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7768.054581619">
                <text:p>187768.054581619</text:p>
              </table:table-cell>
              <table:table-cell office:value-type="float" office:value="184604.840562342">
                <text:p>184604.840562342</text:p>
              </table:table-cell>
              <table:table-cell office:value-type="float" office:value="184604.840562342">
                <text:p>184604.840562342</text:p>
              </table:table-cell>
              <table:table-cell office:value-type="float" office:value="184604.840562342">
                <text:p>184604.840562342</text:p>
              </table:table-cell>
              <table:table-cell office:value-type="float" office:value="184604.840562342">
                <text:p>184604.840562342</text:p>
              </table:table-cell>
              <table:table-cell office:value-type="float" office:value="184604.840562342">
                <text:p>184604.840562342</text:p>
              </table:table-cell>
              <table:table-cell office:value-type="float" office:value="184604.840562342">
                <text:p>184604.840562342</text:p>
              </table:table-cell>
              <table:table-cell office:value-type="float" office:value="184224.792171861">
                <text:p>184224.792171861</text:p>
              </table:table-cell>
              <table:table-cell office:value-type="float" office:value="183938.345672678">
                <text:p>183938.345672678</text:p>
              </table:table-cell>
              <table:table-cell office:value-type="float" office:value="183938.345672678">
                <text:p>183938.345672678</text:p>
              </table:table-cell>
              <table:table-cell office:value-type="float" office:value="183938.345672678">
                <text:p>183938.345672678</text:p>
              </table:table-cell>
              <table:table-cell office:value-type="float" office:value="183938.345672678">
                <text:p>183938.345672678</text:p>
              </table:table-cell>
              <table:table-cell office:value-type="float" office:value="183938.345672678">
                <text:p>183938.345672678</text:p>
              </table:table-cell>
              <table:table-cell office:value-type="float" office:value="183670.449072232">
                <text:p>183670.449072232</text:p>
              </table:table-cell>
              <table:table-cell office:value-type="float" office:value="183304.151982552">
                <text:p>183304.151982552</text:p>
              </table:table-cell>
              <table:table-cell office:value-type="float" office:value="183304.151982552">
                <text:p>183304.151982552</text:p>
              </table:table-cell>
              <table:table-cell office:value-type="float" office:value="183304.151982552">
                <text:p>183304.151982552</text:p>
              </table:table-cell>
              <table:table-cell office:value-type="float" office:value="183304.151982552">
                <text:p>183304.151982552</text:p>
              </table:table-cell>
              <table:table-cell office:value-type="float" office:value="183304.151982552">
                <text:p>183304.151982552</text:p>
              </table:table-cell>
              <table:table-cell office:value-type="float" office:value="181229.079222357">
                <text:p>181229.079222357</text:p>
              </table:table-cell>
              <table:table-cell office:value-type="float" office:value="180988.458213549">
                <text:p>180988.458213549</text:p>
              </table:table-cell>
              <table:table-cell office:value-type="float" office:value="180988.458213549">
                <text:p>180988.458213549</text:p>
              </table:table-cell>
              <table:table-cell office:value-type="float" office:value="180988.458213549">
                <text:p>180988.458213549</text:p>
              </table:table-cell>
              <table:table-cell office:value-type="float" office:value="180222.089805454">
                <text:p>180222.089805454</text:p>
              </table:table-cell>
              <table:table-cell office:value-type="float" office:value="179935.958418355">
                <text:p>179935.958418355</text:p>
              </table:table-cell>
              <table:table-cell office:value-type="float" office:value="176457.685564924">
                <text:p>176457.685564924</text:p>
              </table:table-cell>
              <table:table-cell office:value-type="float" office:value="175967.125755255">
                <text:p>175967.125755255</text:p>
              </table:table-cell>
              <table:table-cell office:value-type="float" office:value="175967.125755255">
                <text:p>175967.125755255</text:p>
              </table:table-cell>
              <table:table-cell office:value-type="float" office:value="175967.125755255">
                <text:p>175967.125755255</text:p>
              </table:table-cell>
              <table:table-cell office:value-type="float" office:value="175238.98935444">
                <text:p>175238.98935444</text:p>
              </table:table-cell>
              <table:table-cell office:value-type="float" office:value="175238.98935444">
                <text:p>175238.98935444</text:p>
              </table:table-cell>
              <table:table-cell office:value-type="float" office:value="173335.134906872">
                <text:p>173335.134906872</text:p>
              </table:table-cell>
              <table:table-cell office:value-type="float" office:value="173335.134906872">
                <text:p>173335.134906872</text:p>
              </table:table-cell>
              <table:table-cell office:value-type="float" office:value="173335.134906872">
                <text:p>173335.134906872</text:p>
              </table:table-cell>
              <table:table-cell office:value-type="float" office:value="173335.134906872">
                <text:p>173335.134906872</text:p>
              </table:table-cell>
              <table:table-cell office:value-type="float" office:value="173335.134906872">
                <text:p>173335.134906872</text:p>
              </table:table-cell>
              <table:table-cell office:value-type="float" office:value="173335.134906872">
                <text:p>173335.134906872</text:p>
              </table:table-cell>
              <table:table-cell office:value-type="float" office:value="173335.134906872">
                <text:p>173335.134906872</text:p>
              </table:table-cell>
              <table:table-cell office:value-type="float" office:value="173323.570745953">
                <text:p>173323.570745953</text:p>
              </table:table-cell>
              <table:table-cell office:value-type="float" office:value="173323.570745953">
                <text:p>173323.570745953</text:p>
              </table:table-cell>
              <table:table-cell office:value-type="float" office:value="173323.570745953">
                <text:p>173323.570745953</text:p>
              </table:table-cell>
              <table:table-cell office:value-type="float" office:value="173323.570745953">
                <text:p>173323.570745953</text:p>
              </table:table-cell>
              <table:table-cell office:value-type="float" office:value="173323.570745953">
                <text:p>173323.570745953</text:p>
              </table:table-cell>
              <table:table-cell office:value-type="float" office:value="173323.570745953">
                <text:p>173323.570745953</text:p>
              </table:table-cell>
              <table:table-cell office:value-type="float" office:value="173188.456359681">
                <text:p>173188.456359681</text:p>
              </table:table-cell>
              <table:table-cell office:value-type="float" office:value="171977.270690459">
                <text:p>171977.270690459</text:p>
              </table:table-cell>
              <table:table-cell office:value-type="float" office:value="171666.985693725">
                <text:p>171666.985693725</text:p>
              </table:table-cell>
              <table:table-cell office:value-type="float" office:value="171666.985693725">
                <text:p>171666.985693725</text:p>
              </table:table-cell>
              <table:table-cell office:value-type="float" office:value="171666.985693725">
                <text:p>171666.985693725</text:p>
              </table:table-cell>
              <table:table-cell office:value-type="float" office:value="171666.985693725">
                <text:p>171666.985693725</text:p>
              </table:table-cell>
              <table:table-cell office:value-type="float" office:value="171343.587908723">
                <text:p>171343.587908723</text:p>
              </table:table-cell>
              <table:table-cell office:value-type="float" office:value="171343.587908723">
                <text:p>171343.587908723</text:p>
              </table:table-cell>
              <table:table-cell office:value-type="float" office:value="171343.587908723">
                <text:p>171343.587908723</text:p>
              </table:table-cell>
              <table:table-cell office:value-type="float" office:value="171343.587908723">
                <text:p>171343.587908723</text:p>
              </table:table-cell>
              <table:table-cell office:value-type="float" office:value="171343.587908723">
                <text:p>171343.587908723</text:p>
              </table:table-cell>
              <table:table-cell office:value-type="float" office:value="171343.587908723">
                <text:p>171343.587908723</text:p>
              </table:table-cell>
              <table:table-cell office:value-type="float" office:value="171343.587908723">
                <text:p>171343.587908723</text:p>
              </table:table-cell>
              <table:table-cell office:value-type="float" office:value="171343.587908723">
                <text:p>171343.587908723</text:p>
              </table:table-cell>
              <table:table-cell office:value-type="float" office:value="171343.587908723">
                <text:p>171343.587908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